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Based Lowlevel Interface</text:p>
      <text:p text:style-name="Standard"/>
      <text:p text:style-name="Standard"><text:bookmark text:name="internal-source-marker_0.5406876580543567"/>The golfcart was modified to allow computer control. The brake pedal and the steering wheel are controlled by two motors, and the throttle is controlled by a DC voltage. A switch on the front panel allows to switch between autonomous and manual driving. The control of these actuators is realized by an Arduino-based controller. This system is also in charge of monitoring the state of the automode switch and the emergency switch, and to control the blinkers and the stop light.</text:p>
      <text:h text:style-name="Heading_20_2" text:outline-level="2">Connections</text:h>
      <text:p text:style-name="Text_20_body">The Arduino Uno board and the custom electronic extension board are clipped together. The Arduino Uno is connected to the computer via a USB cable, and also receives a 12V voltage supply. The extension board is connected to the peripherals as follow:</text:p>
      <text:list xml:id="list2068186161" text:style-name="L1">
        <text:list-item>
          <text:p text:style-name="P3">steer / brake motors: a 5 pins connector for each of them (12V, GND, enable, dir, pulse)</text:p>
        </text:list-item>
        <text:list-item>
          <text:p text:style-name="P3">throttle: double wires (dc voltage and ground)</text:p>
        </text:list-item>
        <text:list-item>
          <text:p text:style-name="P3">emergency button: double wire (normally closed circuit, opened when the button is pressed)</text:p>
        </text:list-item>
        <text:list-item>
          <text:p text:style-name="P3">automode switch: double wire (signal and ground, opened when in auto mode, 50V when in manual mode)</text:p>
        </text:list-item>
        <text:list-item>
          <text:p text:style-name="P3">lights: a double wire (power and ground) for each of them</text:p>
        </text:list-item>
      </text:list>
      <text:h text:style-name="Heading_20_2" text:outline-level="2">Communication</text:h>
      <text:p text:style-name="Text_20_body">The communication between the arduino board and the rest on the ROS software is done using <text:span text:style-name="T1">rosserial</text:span>, a package that allows communication between ROS and a serial device. See <text:a xlink:type="simple" xlink:href="http://www.ros.org/wiki/rosserial">http://www.ros.org/wiki/rosserial</text:a> for documentation and tutorials. Basically, rosserial allow the arduino to publish and subsribe as any ROS node.</text:p>
      <text:p text:style-name="Text_20_body">The communication link between the computer and the Arduino is not very fast. Besides, decoding the incoming data takes valuable resources out of the Arduino. A mechanism was implemented to limit the volume of messaging: messages for the Arduino are first filtered by the arduino_node, aggregated, and published periodically.</text:p>
      <text:p text:style-name="Text_20_body">Which means that even if a process is publishing tons of velocity commands messages for instance, the Arduino will only receive the command at a controlled periodic rate, and only the last command available at that time. The publishing rate can be controlled by parameter 'rate'.</text:p>
      <text:p text:style-name="Text_20_body">This mechanism effectively limits the messaging bandwith and prevents an overwhelming message rate to hog the Arduino. However, it also slows down the system as a whole, which could be problematic for closed loop control, such as velocity control. But since the underlying hardware (in particular the cart's motors) have large time constants, this was found to not be an issue.</text:p>
      <text:h text:style-name="Heading_20_2" text:outline-level="2">Starting up the modules</text:h>
      <text:p text:style-name="P1">roslaunch lowlevel_arduino lowlevel.launch</text:p>
      <text:p text:style-name="Text_20_body">This starts arduino_node and the rosserial_arduino node.</text:p>
      <text:p text:style-name="Text_20_body">The following topics are now advertized:</text:p>
      <text:list xml:id="list1678885499" text:style-name="L3">
        <text:list-item>
          <text:p text:style-name="P4">throttle (float64): a float from 0 to 1 (max speed)</text:p>
        </text:list-item>
      </text:list>
      <text:list xml:id="list1242999686" text:style-name="L4">
        <text:list-item>
          <text:p text:style-name="P5"><text:soft-page-break/>brake_angle (float64): the brake angle</text:p>
        </text:list-item>
        <text:list-item>
          <text:p text:style-name="P5">steer_angle (float64): the angle of the steering wheel (not the wheels)</text:p>
        </text:list-item>
      </text:list>
      <text:p text:style-name="Text_20_body">And the following topics are now published:</text:p>
      <text:list xml:id="list2144706712" text:style-name="L5">
        <text:list-item>
          <text:p text:style-name="P6">button_state_emergency (Bool)</text:p>
        </text:list-item>
        <text:list-item>
          <text:p text:style-name="P6">button_state_automode (B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rebsamen</meta:initial-creator>
    <meta:creation-date>2012-05-18T13:50:15</meta:creation-date>
    <dc:date>2012-08-08T12:11:19</dc:date>
    <dc:creator>brice rebsamen</dc:creator>
    <meta:editing-duration>PT31M21S</meta:editing-duration>
    <meta:editing-cycles>7</meta:editing-cycles>
    <meta:generator>LibreOffice/3.5$Linux_x86 LibreOffice_project/350m1$Build-2</meta:generator>
    <meta:document-statistic meta:table-count="0" meta:image-count="0" meta:object-count="0" meta:page-count="2" meta:paragraph-count="24" meta:word-count="463" meta:character-count="2898" meta:non-whitespace-character-count="2469"/>
  </office:meta>
</office:document-meta>
</file>